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5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b4dcfd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weight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8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9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10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13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6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3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12"/>
          <table:table-cell table:number-columns-repeated="993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8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4">10</text:span></text:p>
          </table:table-cell>
          <table:table-cell table:style-name="ce2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5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12">6,660009223370</text:span><text:span text:style-name="T13">3372036854775808999999999999999999999999999999999999999999999999999999999999999999</text:span>00000</text:p>
            <text:p><text:span text:style-name="T12">7,77000922337</text:span><text:span text:style-name="T13">3372036854775808999999999999999999999999999999999999999999999999999999999999999999</text:span>0000000</text:p>
            <text:p><text:span text:style-name="T12">8,88092233720368000</text:span><text:span text:style-name="T13">3372036854775808999999999999999999999999999999999999999999999999999999999999999999</text:span>0000</text:p>
            <text:p><text:span text:style-name="T12">9,990000000</text:span><text:span text:style-name="T13">3372036854775808999999999999999999999999999999999999999999999999999999999999999999</text:span>0</text:p>
            <text:p><text:span text:style-name="T12">10,11922337203685</text:span><text:span text:style-name="T13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35"/>
          <table:table-cell table:number-columns-repeated="1012"/>
        </table:table-row>
        <table:table-row table:style-name="ro1">
          <table:table-cell table:style-name="ce1" office:value-type="string" calcext:value-type="string">
            <text:p>vpython.txt</text:p>
          </table:table-cell>
          <table:table-cell table:style-name="ce9"/>
          <table:table-cell table:style-name="ce8" table:number-columns-repeated="2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25" office:value-type="string" calcext:value-type="string">
            <text:p>Original DS1</text:p>
          </table:table-cell>
          <table:table-cell table:style-name="ce25" office:value-type="string" calcext:value-type="string">
            <text:p>20 data points</text:p>
          </table:table-cell>
          <table:table-cell table:style-name="ce25" office:value-type="string" calcext:value-type="string">
            <text:p>11 data points</text:p>
          </table:table-cell>
          <table:table-cell table:style-name="ce25" office:value-type="string" calcext:value-type="string">
            <text:p>Change a data point in DS1 (affect binary length)</text:p>
          </table:table-cell>
          <table:table-cell table:style-name="ce25" office:value-type="string" calcext:value-type="string">
            <text:p>Change a data point in DS1 (does not affect binary length)</text:p>
          </table:table-cell>
          <table:table-cell table:style-name="ce25" office:value-type="string" calcext:value-type="string">
            <text:p>10 data points</text:p>
            <text:p>And 1 of which is a large value</text:p>
          </table:table-cell>
          <table:table-cell table:style-name="ce25" office:value-type="string" calcext:value-type="string">
            <text:p><text:span text:style-name="T6">10 data points</text:span></text:p>
            <text:p><text:span text:style-name="T6">And </text:span>5 of which are large values</text:p>
          </table:table-cell>
          <table:table-cell table:style-name="ce25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4000 data points</text:p>
          </table:table-cell>
          <table:table-cell office:value-type="string" calcext:value-type="string">
            <text:p>6000 data points</text:p>
          </table:table-cell>
          <table:table-cell office:value-type="string" calcext:value-type="string">
            <text:p>8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12" table:number-columns-spanned="1" table:number-rows-spanned="2"/>
          <table:table-cell table:style-name="ce28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18" table:number-columns-repeated="2"/>
          <table:table-cell table:style-name="ce41" office:value-type="string" calcext:value-type="string" table:number-columns-spanned="2" table:number-rows-spanned="1">
            <text:p><text:span text:style-name="T7">ONLY the number of  ‘stackadjshrink’ and ‘stackadjgrow’  change compared to DS1,2,3,4,5</text:span><text:span text:style-name="T8">. </text:span><text:span text:style-name="T9">This may be because of the appearance of large value/s in the input dataset. </text:span><text:span text:style-name="T10">We can try to discover what is the threshold in a variable’s value to make this impact.</text:span></text:p>
            <text:p/>
            <text:p><text:span text:style-name="T6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41"/>
          <table:table-cell table:style-name="ce28"/>
          <table:table-cell/>
          <table:table-cell table:style-name="ce45" office:value-type="string" calcext:value-type="string" table:number-columns-spanned="9" table:number-rows-spanned="1">
            <text:p>Pop and push increase from DS8 → DS12 but they drop at DS13 and continues to increase to DS15. And s.shrink <text:span text:style-name="T14">increases</text:span> from DS &lt;=12 to DS &gt;12. The respective runtime also shows a similar pattern.</text:p>
          </table:table-cell>
          <table:covered-table-cell table:number-columns-repeated="2" table:style-name="ce47"/>
          <table:covered-table-cell table:number-columns-repeated="6" table:style-name="ce45"/>
          <table:table-cell table:number-columns-repeated="1005"/>
        </table:table-row>
        <table:table-row table:style-name="ro5">
          <table:covered-table-cell table:style-name="ce1"/>
          <table:covered-table-cell table:style-name="ce25"/>
          <table:table-cell table:style-name="ce17"/>
          <table:table-cell table:style-name="ce18" table:number-columns-repeated="6"/>
          <table:table-cell table:number-columns-repeated="4"/>
          <table:table-cell table:style-name="ce48" office:value-type="string" calcext:value-type="string">
            <text:p>The stacks show the same figures!</text:p>
          </table:table-cell>
          <table:table-cell table:style-name="ce49" table:number-columns-repeated="3"/>
          <table:table-cell table:style-name="ce48" office:value-type="string" calcext:value-type="string">
            <text:p>The stacks show the same figures!</text:p>
          </table:table-cell>
          <table:table-cell table:style-name="ce47"/>
          <table:table-cell table:number-columns-repeated="1005"/>
        </table:table-row>
        <table:table-row table:style-name="ro6">
          <table:table-cell table:style-name="ce1"/>
          <table:table-cell table:style-name="ce25"/>
          <table:table-cell table:style-name="ce18" table:number-columns-repeated="2"/>
          <table:table-cell table:style-name="ce28" office:value-type="string" calcext:value-type="string">
            <text:p>Small change in binary length does not affect the output of the stack </text:p>
          </table:table-cell>
          <table:table-cell table:style-name="ce28" office:value-type="string" calcext:value-type="string">
            <text:p><text:span text:style-name="T6">Small change in value (does not affect binary length)</text:span> does not affect the output of the stack </text:p>
          </table:table-cell>
          <table:table-cell table:style-name="ce18"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7">
          <table:table-cell table:style-name="ce10" table:number-columns-repeated="9"/>
          <table:table-cell table:style-name="ce44"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5:01:03.70891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07T22:17:12.522992066</dc:date>
    <meta:editing-duration>PT5H6M53S</meta:editing-duration>
    <meta:editing-cycles>9</meta:editing-cycles>
    <meta:generator>LibreOffice/6.4.7.2$Linux_X86_64 LibreOffice_project/40$Build-2</meta:generator>
    <meta:document-statistic meta:table-count="1" meta:cell-count="54" meta:object-count="0"/>
  </office:meta>
</office:document-meta>
</file>